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1f26c1" officeooo:paragraph-rsid="001f26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p Motion FirstThoughts</text:p>
      <text:p text:style-name="P1">Чуть больше года назад мы написали статью о предстоящем выпуске устройства, которое, как мы думали, окажет огромное влияние на состояние естественных пользовательских интерфейсов для общего рынка. Контроллер Leap Motion поступит в продажу в Best Buy в конце июля 2013 года. К сожалению, для Leap Motion контроллер не был полезен ни для чего, кроме самых примитивных взаимодействий, и даже тогда его эффективность была очень сомнительной.</text:p>
      <text:p text:style-name="P1">Мы думали о написании статьи на контроллере Leap Motion в то время, но отступили, потому что уже было множество отзывов (MIT Tech Review, Gizmodo, Amazon и т. Д.) О его неутешительной работе. У нас не было ничего нового, чтобы добавить и не ощущала необходимости нагромождать. Так же был гаджет Leap Motion DOA? Отнюдь не.</text:p>
      <text:p text:style-name="P1">Тогда проблема с Leap Motion была не с контроллером. Аппаратное обеспечение было готово. Проблема заключалась в том, что программное обеспечение, выпущенное с устройством, в то время как стабильное, явно находилось в альфа-состоянии с точки зрения функциональности. Это продемонстрировало дразнящий потенциал устройства, но даже если бы он был готов мириться с его ограничениями, это было хорошо только для демонстрационных целей.</text:p>
      <text:p text:style-name="P1">Мы надеялись, что Leap Motion останется в живых достаточно долго, чтобы улучшить программное обеспечение. Сегодня мы рады сообщить, что, судя по особенностям и отзывчивости V2.0 SDK, контроллер Leap Motion может скоро быть готовым к прайм-тайм.</text:p>
      <text:p text:style-name="P1">В коробке не так много: контроллер, специальный USB-кабель. В отличие от Kinect, 1 "x3" Stick Leap Motion не комплектуется электроникой. Есть две камеры и некоторые схемы, но тяжелый подъем (обработка движения, пространственные вычисления и т. Д.) Остается на компьютере. Программное обеспечение, необходимое для настройки модуля, находится на сайте Leap Motion. Удержание устройства простым и сведение к минимуму того, что появилось в коробке, может быть связано с тем, что Leap Motion может предложить контроллеру по розничной цене всего 80 долларов. Это немного дороже в качестве дополнительного устройства UI, но цена конкурирует с такими аксессуарами, как высокопроизводительная игровая мышь или большой трекпад.</text:p>
      <text:p text:style-name="P1"/>
      <text:p text:style-name="P1">Настройка устройства была на удивление быстрой и простой. Мы загрузили программу установки, запустили программу установки и работали в течение нескольких минут. Существует магазин приложений с растущей коллекцией бесплатных и платных приложений. Мы рекомендуем попробовать свободные, чтобы понять, что может сделать устройство.</text:p>
      <text:p text:style-name="P1">Мы сделали именно это с программным обеспечением V1.0 и были заинтригованы потенциалом контроллера, а затем отложили его на почти год. Несколько недель назад мы <text:soft-page-break/>получили электронное уведомление от Leap Motion о том, что теперь доступна бета-версия программного обеспечения V2.0. Мы решили посмотреть, как они проводили время. Мы были рады, что сделали.</text:p>
      <text:p text:style-name="P1">Этот бета-релиз - это то, о чем было около года назад. Что отличает V2.0? Скелетное слежение. Вместо того, чтобы просто видеть руки как две плоские поверхности, движущиеся в трех измерениях, программное обеспечение теперь может отслеживать пальцы и суставы в трехмерном пространстве. Разница довольно изумительна.</text:p>
      <text:p text:style-name="P1">Когда контроллер Leap Motion был впервые продемонстрирован, все были в восторге от того, что у них есть собственный стиль жестов в ручном режиме. Хотя это и не идеально, V2.0 - это один большой шаг в этом направлении. Видеть эту версию, работающую на экране ноутбука, было довольно круто, но использование ее на 46-дюймовом экране определенно вызвало воображение.</text:p>
      <text:p text:style-name="P1">Мы не уверены, было ли это потому, что у нас есть более быстрый компьютер или что люди Leap Motion оптимизировали код (возможно, оба), но время отклика этой версии было намного быстрее. Гладкие движения рук и пребывание в «визуальной» зоне контроллера также были ключевыми для получения лучших ответов от контроллера. Поскольку на границе сенсора контроллера нет визуальных индикаторов, мы бы иногда блуждали «снаружи», если бы мы были слишком оживленными. Возможно, будет возможность связать несколько контроллеров и создать большую «визуальную» зону для тех, кто склонен к буйным жестам?</text:p>
      <text:p text:style-name="P1">Ниже приведены еще четыре видео (DNA1, DNA2, Wave, Blocks) из нас с помощью контроллера Leap Motion для взаимодействия с различными виртуальными объектами. Все демонстрационные программы доступны для загрузки в магазине приложений Leap Motion. Некоторые из них являются интуитивными, в то время как другие сначала немного путают. Этого следует ожидать, поскольку для многих типичных действий не существует «стандартного набора» жестов. Пара, которая с небольшим временем задержки и границей нечеткого взаимодействия, иногда может оказаться неожиданными действиями. Тем не менее, контроллер Leap Motion улучшился на несколько порядков за относительно короткое время. Мы поздравляем их с их прогрессом.</text:p>
      <text:p text:style-name="P1"/>
      <text:p text:style-name="P1">С большей функциональностью и стандартизованными жестами контроллер Leap Motion может даже вытеснить мышь / трекпад и стать основным интерфейсом для взаимодействия с компьютером. Конечно, предстоит еще немало работы. Демоверсия BRICKS показывает ограничение текущего 3D-интерфейса. Мы не можем судить, когда мы схватили объект, пытаясь забрать его. Хотя есть информация о глубине, нет осязательной обратной связи.</text:p>
      <text:p text:style-name="P1"><text:soft-page-break/>У Microsoft был огромный старт в этом пространстве, но они довольно сильно растратили свое лидерство. Как и Kinect, мы смогли взаимодействовать с виртуальными объектами в среде VR. В отличие от Kinect устройство Leap Motion работает с любым компьютером, а не только с консолью XBox. Да, есть трехпартийные библиотеки, которые позволяют Kinect «разговаривать» с ПК / Mac, но они больше доказывают концепцию / демо-версию и определенно не готовы к прайм-тайм. Мы полагаем, что Microsoft не составит труда заставить Kinect делать все, что делает контроллер Leap Motion. У Kinect все еще есть некоторые преимущества перед контроллером Leap Motion (движение всего тела, просмотр комнаты, данные лица и т. Д.), Но без убедительного и превосходного прецедента для массового рынка, зачем беспокоиться?</text:p>
      <text:p text:style-name="P1">Мы счастливы, что Leap Motion сохранил это. Выпуск Leap Motion V 1.0 дал каждому возможность попробовать, но реклама зашла слишком далеко впереди реальности. V2.0, когда это доступно широкой публике, должно приблизить нас ближе к тому дню, когда мы сможем управлять компьютером с волной руки. Мы с нетерпением ждем этого дня.</text:p>
      <text:p text:style-name="P1">Связанны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0:48:38.356636030</meta:creation-date>
    <dc:date>2017-11-27T00:50:37.706011375</dc:date>
    <meta:editing-duration>PT1M59S</meta:editing-duration>
    <meta:editing-cycles>1</meta:editing-cycles>
    <meta:generator>LibreOffice/5.1.6.2$Linux_X86_64 LibreOffice_project/10m0$Build-2</meta:generator>
    <meta:document-statistic meta:table-count="0" meta:image-count="0" meta:object-count="0" meta:page-count="3" meta:paragraph-count="16" meta:word-count="909" meta:character-count="6359" meta:non-whitespace-character-count="5466"/>
  </office:meta>
</office:document-meta>
</file>